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0000002588946F7B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5.999cm" svg:height="7.999cm" svg:x="-0.8cm" svg:y="-0.399cm">
          <draw:image xlink:href="Pictures/10000000000004B0000002588946F7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13.8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24T10:32:51</meta:creation-date>
    <dc:date>2014-02-04T21:57:52</dc:date>
    <dc:creator>xsongx </dc:creator>
    <meta:editing-duration>PT46M19S</meta:editing-duration>
    <meta:editing-cycles>5</meta:editing-cycles>
    <meta:generator>LibreOffice/4.0.4.2$Linux_X86_64 LibreOffice_project/400m0$Build-2</meta:generator>
    <meta:document-statistic meta:object-count="1"/>
  </office:meta>
</office:document-meta>
</file>